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MARY MAGDALENE (20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SSAGE OF MARY MAGDALENE (20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she see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says (2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OH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SSAGE OF MARY MAGDALENE (20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 OF TWO DISCIPLES (20:3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ISSION OF TWO DISCIPLES (20:3-10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o they are (20: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they do (20:3b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they see (20:4-9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What they see (20:4-9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John (20:4-5, 8-9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John (20:4-5, 8-9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t first, he looks inside and sees the burial cloth that covered Jesus' body, but he does not go in (20:4-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inally, he goes in and believes (20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they see (20:4-9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John (20:4-5, 8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eter (20:6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ISSION OF TWO DISCIPLES (20:3-10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o they are (20:3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they do (20:3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they see (20:4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re they go (20: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20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MESSAGE OF MARY MAGDALENE (20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ISSION OF TWO DISCIPLES (20:3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MANIFESTATIONS OF JESUS CHRIST (20:11-2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MANIFESTATIONS OF JESUS CHRIST (20:11-29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ppearance before Mary Magdalene (20:11-18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appearance before Mary Magdalene (20:11-18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orrowful one (20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hining ones (20:12-1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shining ones (20:12-13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ir question (20:12-13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er answer (20:13b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appearance before Mary Magdalene (20:11-18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rrowful one (20: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hining ones (20:12-1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overeign one (20:14-1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sovereign one (20:14-18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Mary's error (20:14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Mary's ecstasy (20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appearance before Mary Magdalene (20:11-18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sorrowful one (20: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shining ones (20:12-1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sovereign one (20:14-18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MANIFESTATIONS OF JESUS CHRIST (20:11-29):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pearance before Mary Magdalene (20:11-1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pearance before the ten (20:19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pearance before the ten (20:19-23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fearful ones (20:19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aithful one (20:19b-23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faithful one (20:19b-23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He comforts them (20:19b-20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He commissions them (20:21-2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appearance before the ten (20:19-23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fearful ones (20:19a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faithful one (20:19b-2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MANIFESTATIONS OF JESUS CHRIST (20:11-29):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appearance before Mary Magdalene (20:11-18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appearance before the ten (20:19-2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appearance before Thomas (20:24-2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The appearance before Thomas (20:24-29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reluctance by Thomas (20:24-25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reluctance by Thomas (20:24-25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reason (20: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requirements (20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appearance before Thomas (20:24-2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reluctance by Thomas (20:24-2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recognition by Thomas (20:26-2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recognition by Thomas (20:26-29)<text:s text:c="1"/></text:span><text:span text:style-name="a778" text:class-names=""/></text:p>
          </draw:text-box>
          <svg:title/>
          <svg:desc/>
        </draw:frame>
        <draw:frame draw:id="id130" presentation:style-name="a796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The manifestation (20:2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vitation (20: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adoration (20:2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observation (20:29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5" draw:style-name="a797" draw:master-page-name="Master1-Layout12-tx-Title-and-Text" presentation:presentation-page-layout-name="Master1-PPL12" draw:id="Slide-280">
        <draw:frame draw:id="id131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observation (20:29):<text:s text:c="1"/></text:span><text:span text:style-name="a799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"You believe because you have seen me" (20:29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"Blessed are those who haven't seen me and believe anyway" (20:29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The recognition by Thomas (20:26-29)<text:s text:c="1"/></text:span><text:span text:style-name="a814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manifestation (20:26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invitation (20:27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doration (20:28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observation (20:2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The appearance before Thomas (20:24-29)<text:s text:c="1"/></text:span><text:span text:style-name="a835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 reluctance by Thomas (20:24-25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 recognition by Thomas (20:26-29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8" draw:style-name="a848" draw:master-page-name="Master1-Layout12-tx-Title-and-Text" presentation:presentation-page-layout-name="Master1-PPL12" draw:id="Slide-283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MANIFESTATIONS OF JESUS CHRIST (20:11-29):<text:s text:c="1"/></text:span><text:span text:style-name="a850" text:class-names=""/></text:p>
          </draw:text-box>
          <svg:title/>
          <svg:desc/>
        </draw:frame>
        <draw:frame draw:id="id138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appearance before Mary Magdalene (20:11-18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appearance before the ten (20:19-23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ppearance before Thomas (20:24-29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9" draw:style-name="a866" draw:master-page-name="Master1-Layout12-tx-Title-and-Text" presentation:presentation-page-layout-name="Master1-PPL12" draw:id="Slide-284">
        <draw:frame draw:id="id139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JOHN 20</text:span><text:span text:style-name="a868" text:class-names=""/></text:p>
          </draw:text-box>
          <svg:title/>
          <svg:desc/>
        </draw:frame>
        <draw:frame draw:id="id140" presentation:style-name="a886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MESSAGE OF MARY MAGDALENE (20:1-2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MISSION OF TWO DISCIPLES (20:3-10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MANIFESTATIONS OF JESUS CHRIST (20:11-29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MISSION OF JOHN'S GOSPEL (20:30-3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0</dc:title>
    <meta:initial-creator>David STRICKLAND</meta:initial-creator>
    <dc:creator>David STRICKLAND</dc:creator>
    <meta:creation-date>2020-02-22T19:29:14Z</meta:creation-date>
    <dc:date>2020-02-22T19:29:15Z</dc:date>
    <meta:template xlink:href="BibleStudy" xlink:type="simple"/>
    <meta:editing-cycles>1</meta:editing-cycles>
    <meta:editing-duration>PT0S</meta:editing-duration>
    <meta:document-statistic meta:paragraph-count="97" meta:word-count="735"/>
  </office:meta>
</office:document-meta>
</file>